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016e13bf-cb94-4641-bbc4-941dcd32a9c3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e69b20d6-5c5f-43d7-ada6-84327f43e05d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a8a2202-a47e-42b2-94d2-fda3f0f8cd62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1cbb0dce-1b84-4299-8049-d7080c4da54a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95fb61f-6b6e-4917-9159-57dfaf6a337a">
              <text:p text:style-name="P6"><text:span text:style-name="T17">Sprachen: </text:span>Deutsch, Französisch, Englisch, Russisch</text:p>
            </text:section>
            <text:section text:style-name="Sect2" text:name="24f37288-58c9-4169-8240-b2ec8ea5b38d">
              <text:p text:style-name="P6"><text:span text:style-name="T17">EDV: </text:span>Word, Excel, Photoshop, Linux, Outlook</text:p>
            </text:section>
            <text:section text:style-name="Sect2" text:name="d2aa941f-3a91-46ec-b890-1887d294cc00">
              <text:p text:style-name="P6"><text:span text:style-name="T17">Erziehungswissen: </text:span>Analysen erstellen von Sozialisation, Erziehung und Bildung, Erstellen von Lernstrategien, 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